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</style:style>
    <style:style style:name="T334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68176275BR</text:p>
        </text:list-item>
        <text:list-item>
          <text:p text:style-name="P305">AK268184617BR</text:p>
        </text:list-item>
        <text:list-item>
          <text:p text:style-name="P306">AA225864665BR</text:p>
        </text:list-item>
        <text:list-item>
          <text:p text:style-name="P307">AK267197720BR</text:p>
        </text:list-item>
        <text:list-item>
          <text:p text:style-name="P308">AK266743123BR</text:p>
        </text:list-item>
        <text:list-item>
          <text:p text:style-name="P309">AK266848852BR</text:p>
        </text:list-item>
        <text:list-item>
          <text:p text:style-name="P310">AK266914707BR</text:p>
        </text:list-item>
        <text:list-item>
          <text:p text:style-name="P311">AK265205975BR</text:p>
        </text:list-item>
        <text:list-item>
          <text:p text:style-name="P312">AA223296471BR</text:p>
        </text:list-item>
        <text:list-item>
          <text:p text:style-name="P313">AA225385090BR</text:p>
        </text:list-item>
        <text:list-item>
          <text:p text:style-name="P314">AK267724355BR</text:p>
        </text:list-item>
        <text:list-item>
          <text:p text:style-name="P315">AK267655221BR</text:p>
        </text:list-item>
        <text:list-item>
          <text:p text:style-name="P316">AK267932888BR</text:p>
        </text:list-item>
        <text:list-item>
          <text:p text:style-name="P317">AK267900797BR</text:p>
        </text:list-item>
        <text:list-item>
          <text:p text:style-name="P318">AA225655490BR</text:p>
        </text:list-item>
        <text:list-item>
          <text:p text:style-name="P319">AK267585123BR</text:p>
        </text:list-item>
        <text:list-item>
          <text:p text:style-name="P320">AA225081836BR</text:p>
        </text:list-item>
        <text:list-item>
          <text:p text:style-name="P321">AK267921001BR</text:p>
        </text:list-item>
        <text:list-item>
          <text:p text:style-name="P322">AA225832138BR</text:p>
        </text:list-item>
        <text:list-item>
          <text:p text:style-name="P323">AK267842119BR</text:p>
        </text:list-item>
        <text:list-item>
          <text:p text:style-name="P324">AK268067730BR</text:p>
        </text:list-item>
        <text:list-item>
          <text:p text:style-name="P325">AK266629123BR</text:p>
        </text:list-item>
        <text:list-item>
          <text:p text:style-name="P326">AK266442865BR</text:p>
        </text:list-item>
        <text:list-item>
          <text:p text:style-name="P327">AA225730160BR</text:p>
        </text:list-item>
        <text:list-item>
          <text:p text:style-name="P328">AK266771305BR</text:p>
        </text:list-item>
        <text:list-item>
          <text:p text:style-name="P329">AA225655747BR</text:p>
        </text:list-item>
        <text:list-item>
          <text:p text:style-name="P330">AA225374790BR</text:p>
        </text:list-item>
        <text:list-item>
          <text:p text:style-name="P331">AA225655530BR</text:p>
        </text:list-item>
        <text:list-item>
          <text:p text:style-name="P332">AA225653114BR</text:p>
        </text:list-item>
        <text:list-item>
          <text:p text:style-name="P333"><text:span text:style-name="T334">ak267517273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30<text:s/>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31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31T20:42:00Z</meta:creation-date>
    <dc:date>2024-07-31T20:42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65" meta:character-count="419" meta:row-count="2" meta:non-whitespace-character-count="355"/>
  </office:meta>
</office:document-meta>
</file>